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officeooo:paragraph-rsid="000bb6e5"/>
    </style:style>
    <style:style style:name="T1" style:family="text">
      <style:text-properties officeooo:rsid="00076603"/>
    </style:style>
    <style:style style:name="T2" style:family="text">
      <style:text-properties officeooo:rsid="0007d277"/>
    </style:style>
    <style:style style:name="T3" style:family="text">
      <style:text-properties officeooo:rsid="0008f4f9"/>
    </style:style>
    <style:style style:name="T4" style:family="text">
      <style:text-properties officeooo:rsid="000ac5eb"/>
    </style:style>
    <style:style style:name="T5" style:family="text">
      <style:text-properties officeooo:rsid="000bb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E<text:span text:style-name="T2">b</text:span> <text:s text:c="7"/>C <text:s text:c="15"/>G </text:p>
      <text:p text:style-name="Preformatted_20_Text"><text:s/>Et si tu crois que j'ai eu peur, c'est faux</text:p>
      <text:p text:style-name="Preformatted_20_Text"><text:s/><text:span text:style-name="T4">D#</text:span> <text:s text:c="10"/>C <text:s text:c="14"/>G <text:s text:c="15"/>D </text:p>
      <text:p text:style-name="Preformatted_20_Text"><text:s/>Je donne des vacances à mon c½ur, un peu de repos</text:p>
      <text:p text:style-name="Preformatted_20_Text"><text:s/><text:span text:style-name="T4">F</text:span> <text:s text:c="8"/>C <text:s text:c="14"/>G </text:p>
      <text:p text:style-name="Preformatted_20_Text"><text:s/>Et si tu crois que j'ai eu tort, attends!</text:p>
      <text:p text:style-name="Preformatted_20_Text"><text:s/>Em <text:s text:c="15"/>C <text:s text:c="7"/>G <text:s text:c="19"/>D </text:p>
      <text:p text:style-name="Preformatted_20_Text"><text:s/>Respire un peu le souffle d'or qui me pousse en avant, et</text:p>
      <text:p text:style-name="P2"><text:s/>E<text:span text:style-name="T5">M</text:span> <text:s text:c="15"/>C <text:s text:c="7"/>G <text:s text:c="19"/>D </text:p>
      <text:p text:style-name="P2"><text:s/>Respire un peu le souffle d'or qui me pousse en avant, et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2:04:35.176000000</meta:creation-date>
    <dc:date>2020-06-02T22:38:53.368000000</dc:date>
    <meta:editing-duration>PT7M46S</meta:editing-duration>
    <meta:editing-cycles>8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0" meta:word-count="74" meta:character-count="462" meta:non-whitespace-character-count="220"/>
  </office:meta>
</office:document-meta>
</file>